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automatic-styles>
    <style:style style:name="Tableau2" style:family="table">
      <style:table-properties style:width="18.002cm" table:align="margins" style:writing-mode="lr-tb"/>
    </style:style>
    <style:style style:name="Tableau2.A" style:family="table-column">
      <style:table-column-properties style:column-width="18.002cm" style:rel-column-width="65535*"/>
    </style:style>
    <style:style style:name="Tableau2.A1" style:family="table-cell">
      <style:table-cell-properties fo:background-color="#e6e6e6" fo:padding="0.097cm" fo:border="0.05pt solid #000000">
        <style:background-image/>
      </style:table-cell-properties>
    </style:style>
    <style:style style:name="Tableau4" style:family="table">
      <style:table-properties style:width="9.999cm" table:align="center" style:writing-mode="lr-tb"/>
    </style:style>
    <style:style style:name="Tableau4.A" style:family="table-column">
      <style:table-column-properties style:column-width="9.999cm"/>
    </style:style>
    <style:style style:name="Tableau4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5" style:family="table">
      <style:table-properties style:width="18.002cm" fo:break-before="page" table:align="margins" fo:keep-with-next="always" style:writing-mode="lr-tb"/>
    </style:style>
    <style:style style:name="Tableau5.A" style:family="table-column">
      <style:table-column-properties style:column-width="18.002cm" style:rel-column-width="65535*"/>
    </style:style>
    <style:style style:name="Tableau5.1" style:family="table-row">
      <style:table-row-properties style:min-row-height="25cm"/>
    </style:style>
    <style:style style:name="Tableau5.A1" style:family="table-cell">
      <style:table-cell-properties fo:padding="0cm" fo:border="none"/>
    </style:style>
    <style:style style:name="Tableau6" style:family="table">
      <style:table-properties style:width="18.002cm" table:align="margins" style:writing-mode="lr-tb"/>
    </style:style>
    <style:style style:name="Tableau6.A" style:family="table-column">
      <style:table-column-properties style:column-width="18.002cm" style:rel-column-width="65535*"/>
    </style:style>
    <style:style style:name="Tableau6.1" style:family="table-row">
      <style:table-row-properties style:min-row-height="25.7cm" fo:keep-together="always"/>
    </style:style>
    <style:style style:name="Tableau6.A1" style:family="table-cell">
      <style:table-cell-properties fo:padding="0.03cm" fo:border="none"/>
    </style:style>
    <style:style style:name="Tableau3" style:family="table">
      <style:table-properties style:width="18.002cm" table:align="margins" style:writing-mode="lr-tb"/>
    </style:style>
    <style:style style:name="Tableau3.A" style:family="table-column">
      <style:table-column-properties style:column-width="18.002cm" style:rel-column-width="65535*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Tableau7" style:family="table">
      <style:table-properties style:width="17.808cm" fo:break-before="page" table:align="margins" fo:keep-with-next="always" style:writing-mode="lr-tb"/>
    </style:style>
    <style:style style:name="Tableau7.A" style:family="table-column">
      <style:table-column-properties style:column-width="17.808cm" style:rel-column-width="65535*"/>
    </style:style>
    <style:style style:name="Tableau7.1" style:family="table-row">
      <style:table-row-properties style:min-row-height="25cm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7.808cm" table:align="margins" style:writing-mode="lr-tb"/>
    </style:style>
    <style:style style:name="Tableau8.A" style:family="table-column">
      <style:table-column-properties style:column-width="17.808cm" style:rel-column-width="65535*"/>
    </style:style>
    <style:style style:name="Tableau8.1" style:family="table-row">
      <style:table-row-properties style:min-row-height="25.7cm" fo:keep-together="always"/>
    </style:style>
    <style:style style:name="Tableau8.A1" style:family="table-cell">
      <style:table-cell-properties fo:padding="0.03cm" fo:border="none"/>
    </style:style>
    <style:style style:name="P1" style:family="paragraph" style:parent-style-name="Standard">
      <style:text-properties style:use-window-font-color="true" fo:font-style="normal" style:font-style-asian="normal" style:font-style-complex="normal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3" style:family="paragraph" style:parent-style-name="Footer">
      <style:paragraph-properties style:snap-to-layout-grid="false"/>
    </style:style>
    <style:style style:name="P4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5" style:family="paragraph" style:parent-style-name="Footer">
      <style:paragraph-properties fo:text-align="end" style:justify-single-word="false" style:snap-to-layout-grid="false"/>
    </style:style>
    <style:style style:name="P6" style:family="paragraph" style:parent-style-name="Footer">
      <style:text-properties fo:language="fr" fo:country="BE"/>
    </style:style>
    <style:style style:name="P7" style:family="paragraph" style:parent-style-name="Standard">
      <style:text-properties style:use-window-font-color="true"/>
    </style:style>
    <style:style style:name="P8" style:family="paragraph" style:parent-style-name="Standard">
      <style:text-properties style:use-window-font-color="true" fo:font-style="normal" style:font-style-asian="normal" style:font-style-complex="normal"/>
    </style:style>
    <style:style style:name="P9" style:family="paragraph" style:parent-style-name="Standard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P10" style:family="paragraph" style:parent-style-name="Standard">
      <style:text-properties style:use-window-font-color="true" fo:font-style="italic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4pt" fo:font-style="normal" style:font-size-asian="14pt" style:font-style-asian="normal" style:font-size-complex="14pt" style:font-style-complex="normal"/>
    </style:style>
    <style:style style:name="P12" style:family="paragraph" style:parent-style-name="Standard">
      <style:text-properties style:use-window-font-color="true" style:text-underline-style="none"/>
    </style:style>
    <style:style style:name="P13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14" style:family="paragraph" style:parent-style-name="Standard">
      <style:text-properties style:use-window-font-color="true" fo:font-size="6pt" style:font-size-asian="5.25pt" style:font-size-complex="6pt"/>
    </style:style>
    <style:style style:name="P15" style:family="paragraph" style:parent-style-name="Standard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P16" style:family="paragraph" style:parent-style-name="Standard">
      <style:text-properties fo:language="fr" fo:country="BE"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19" style:family="paragraph" style:parent-style-name="Table_20_Contents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SubTitle">
      <style:text-properties style:use-window-font-color="true"/>
    </style:style>
    <style:style style:name="P22" style:family="paragraph" style:parent-style-name="Ttire_5f_bordures_5f_haut_5f_bas">
      <style:text-properties fo:font-size="11pt" style:font-size-asian="11pt" style:font-size-complex="11pt"/>
    </style:style>
    <style:style style:name="P23" style:family="paragraph" style:parent-style-name="Standard" style:master-page-name="">
      <style:paragraph-properties style:page-number="auto" fo:break-before="auto" fo:break-after="auto"/>
      <style:text-properties style:use-window-font-color="true" fo:font-size="6pt" style:font-size-asian="5.25pt" style:font-size-complex="6pt"/>
    </style:style>
    <style:style style:name="P24" style:family="paragraph" style:parent-style-name="Standard">
      <style:text-properties style:use-window-font-color="true" fo:font-style="normal" style:font-style-asian="normal" style:font-style-complex="normal"/>
    </style:style>
    <style:style style:name="P25" style:family="paragraph" style:parent-style-name="Text_20_body" style:master-page-name="Standard">
      <style:paragraph-properties style:page-number="auto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style:use-window-font-color="true" style:text-underline-style="none" fo:font-weight="bold" style:font-weight-asian="bold" style:font-weight-complex="bold"/>
    </style:style>
    <style:style style:name="T7" style:family="text"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82968496" text:id="ct182968496">
          <text:insertion>
            <office:change-info>
              <dc:creator>inconnu</dc:creator>
              <dc:date>2008-08-18T11:06:00</dc:date>
            </office:change-info>
          </text:insertion>
        </text:changed-region>
        <text:changed-region xml:id="ct182803568" text:id="ct182803568">
          <text:deletion>
            <office:change-info>
              <dc:creator>inconnu</dc:creator>
              <dc:date>2008-03-18T12:20:00</dc:date>
            </office:change-info>
            <text:p text:style-name="P1"/>
            <text:p text:style-name="P1"/>
          </text:deletion>
        </text:changed-region>
        <text:changed-region xml:id="ct182121512" text:id="ct182121512">
          <text:insertion>
            <office:change-info>
              <dc:creator>Gaetan Delannay</dc:creator>
              <dc:date>2007-09-24T08:50:00</dc:date>
            </office:change-info>
          </text:insertion>
        </text:changed-region>
        <text:changed-region xml:id="ct182080392" text:id="ct182080392">
          <text:insertion>
            <office:change-info>
              <dc:creator>Gaetan Delannay</dc:creator>
              <dc:date>2007-09-24T08:55:00</dc:date>
            </office:change-info>
          </text:insertion>
        </text:changed-region>
        <text:changed-region xml:id="ct182048880" text:id="ct182048880">
          <text:insertion>
            <office:change-info>
              <dc:creator>Gauthier Bastien</dc:creator>
              <dc:date>2014-03-19T11:26:00</dc:date>
            </office:change-info>
          </text:insertion>
        </text:changed-region>
        <text:changed-region xml:id="ct182096792" text:id="ct182096792">
          <text:insertion>
            <office:change-info>
              <dc:creator>Gauthier Bastien</dc:creator>
              <dc:date>2013-04-29T17:01:00</dc:date>
            </office:change-info>
          </text:insertion>
        </text:changed-region>
        <text:changed-region xml:id="ct182094232" text:id="ct182094232">
          <text:insertion>
            <office:change-info>
              <dc:creator>Gauthier Bastien</dc:creator>
              <dc:date>2013-08-09T13:34:00</dc:date>
            </office:change-info>
          </text:insertion>
        </text:changed-region>
        <text:changed-region xml:id="ct182065176" text:id="ct182065176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183633472" text:id="ct183633472">
          <text:insertion>
            <office:change-info>
              <dc:creator>Gauthier Bastien</dc:creator>
              <dc:date>2014-03-19T11:55:00</dc:date>
            </office:change-info>
          </text:insertion>
        </text:changed-region>
        <text:changed-region xml:id="ct182094768" text:id="ct182094768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182094328" text:id="ct182094328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182324200" text:id="ct182324200">
          <text:insertion>
            <office:change-info>
              <dc:creator>Gaetan Delannay</dc:creator>
              <dc:date>2007-10-31T21:58:00</dc:date>
            </office:change-info>
          </text:insertion>
        </text:changed-region>
        <text:changed-region xml:id="ct182096232" text:id="ct182096232">
          <text:insertion>
            <office:change-info>
              <dc:creator>Gaetan Delannay</dc:creator>
              <dc:date>2007-10-31T21:58:00</dc:date>
            </office:change-info>
          </text:insertion>
        </text:changed-region>
        <text:changed-region xml:id="ct182171880" text:id="ct182171880">
          <text:insertion>
            <office:change-info>
              <dc:creator>Gauthier Bastien</dc:creator>
              <dc:date>2014-03-19T11:26:00</dc:date>
            </office:change-info>
          </text:insertion>
        </text:changed-region>
        <text:changed-region xml:id="ct182141736" text:id="ct182141736">
          <text:insertion>
            <office:change-info>
              <dc:creator>Gauthier Bastien</dc:creator>
              <dc:date>2013-08-09T13:31:00</dc:date>
            </office:change-info>
          </text:insertion>
        </text:changed-region>
        <text:changed-region xml:id="ct182049408" text:id="ct182049408">
          <text:insertion>
            <office:change-info>
              <dc:creator>Gauthier Bastien</dc:creator>
              <dc:date>2013-08-09T13:34:00</dc:date>
            </office:change-info>
          </text:insertion>
        </text:changed-region>
        <text:changed-region xml:id="ct182182288" text:id="ct182182288">
          <text:insertion>
            <office:change-info>
              <dc:creator>Gauthier Bastien</dc:creator>
              <dc:date>2013-08-09T13:31:00</dc:date>
            </office:change-info>
          </text:insertion>
        </text:changed-region>
        <text:changed-region xml:id="ct181686792" text:id="ct181686792">
          <text:insertion>
            <office:change-info>
              <dc:creator>Gauthier Bastien</dc:creator>
              <dc:date>2014-03-19T11:56:00</dc:date>
            </office:change-info>
          </text:insertion>
        </text:changed-region>
        <text:changed-region xml:id="ct181967416" text:id="ct181967416">
          <text:insertion>
            <office:change-info>
              <dc:creator>Gauthier Bastien</dc:creator>
              <dc:date>2013-08-09T13:31:00</dc:date>
            </office:change-info>
          </text:insertion>
        </text:changed-region>
        <text:changed-region xml:id="ct181773720" text:id="ct181773720">
          <text:insertion>
            <office:change-info>
              <dc:creator>Gauthier Bastien</dc:creator>
              <dc:date>2013-08-09T13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8">COLLEGE COMMUNAL</text:p>
          </table:table-cell>
        </table:table-row>
      </table:table>
      <text:p text:style-name="P20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7">Séance du <text:change-start text:change-id="ct182968496"/>self.Title()<text:change-end text:change-id="ct182968496"/></text:p>
          </table:table-cell>
        </table:table-row>
      </table:table>
      <text:p text:style-name="P1"/>
      <text:p text:style-name="P9">Composition de l'assemblée :</text:p>
      <text:p text:style-name="P1"><office:annotation><dc:date>2008-08-18T00:00:00</dc:date><text:p>do text</text:p><text:p>from xhtml(self.getStrikedAssembly())</text:p></office:annotation><text:change text:change-id="ct182803568"/></text:p>
      <text:p text:style-name="P11"><text:line-break/>ORDRE DU JOUR</text:p>
      <text:p text:style-name="P10"/>
      <text:section text:style-name="Sect1" text:name="Item">
        <text:p text:style-name="P22"><office:annotation><dc:date>2007-09-24T00:00:00</dc:date><text:p>do section- for item in self.getItemsInOrder(uids=itemUids)</text:p></office:annotation><text:change-start text:change-id="ct182121512"/>item.getItemNumber(relativeTo='meeting')<text:change-end text:change-id="ct182121512"/>. <text:change-start text:change-id="ct182080392"/>item.Title()<text:change-end text:change-id="ct182080392"/> </text:p>
        <text:p text:style-name="P7"><office:annotation><dc:date>2007-09-24T00:00:00</dc:date><text:p>do text</text:p><text:p>from xhtml(item.Description())</text:p><text:p/></office:annotation>Description</text:p>
        <text:p text:style-name="P7"/>
        <text:p text:style-name="P7"><office:annotation><dc:creator>Gauthier Bastien</dc:creator><dc:date>2011-05-03T15:59:51</dc:date><text:p text:style-name="P26"><text:span text:style-name="T13">do text</text:span></text:p><text:p text:style-name="P26"><text:span text:style-name="T13">from xhtml(item.printAdvicesInfos())</text:span></text:p></office:annotation>Avis</text:p>
        <text:p text:style-name="P13"/>
        <text:p text:style-name="P15">Projet de délibération :</text:p>
        <text:p text:style-name="P7"><office:annotation><dc:date>2007-09-24T00:00:00</dc:date><text:p>do text</text:p><text:p>from xhtml(item.getDeliberation())</text:p><text:p/></office:annotation>Projet de décision</text:p>
        <text:p text:style-name="P7"/>
        <text:p text:style-name="P12"><text:span text:style-name="T4">Nombre d'annexes :</text:span> <text:change-start text:change-id="ct182048880"/><text:span text:style-name="T10">len(IAnnexable(item).getAnnexesToPrint())</text:span><text:change-end text:change-id="ct182048880"/></text:p>
        <table:table table:name="Tableau5" table:style-name="Tableau5">
          <table:table-column table:style-name="Tableau5.A"/>
          <table:table-row table:style-name="Tableau5.1">
            <table:table-cell table:style-name="Tableau5.A1" office:value-type="string">
              <text:p text:style-name="Table_20_Contents"><office:annotation><dc:creator>Gauthier Bastien</dc:creator><dc:date>2013-04-29T16:44:33</dc:date><text:p text:style-name="P26"><text:span text:style-name="T12">do table- for annex in IAnnexable(item).getAnnexesToPrint()</text:span></text:p></office:annotation></text:p>
              <table:table table:name="Tableau6" table:style-name="Tableau6">
                <table:table-column table:style-name="Tableau6.A"/>
                <table:table-row table:style-name="Tableau6.1">
                  <table:table-cell table:style-name="Tableau6.A1" office:value-type="string">
                    <text:p text:style-name="P19"><text:change-start text:change-id="ct182096792"/>annex['title']<text:change-end text:change-id="ct182096792"/> (Point n°<text:change-start text:change-id="ct182094232"/>item.getItemNumber(<text:span text:style-name="T11">relativeTo='meeting'</text:span>)<text:change-end text:change-id="ct182094232"/>, Annexe <text:change-start text:change-id="ct182065176"/>annex['number']<text:change-end text:change-id="ct182065176"/>/<text:change-start text:change-id="ct183633472"/><text:span text:style-name="T5">len(IAnnexable(item).getAnnexesToPrint())</text:span><text:change-end text:change-id="ct183633472"/>, page <text:change-start text:change-id="ct182094768"/>image['number']<text:change-end text:change-id="ct182094768"/>/<text:change-start text:change-id="ct182094328"/>annex['number_of_images']<text:change-end text:change-id="ct182094328"/>)</text:p>
                    <text:p text:style-name="Table_20_Contents"><office:annotation><dc:creator>Gauthier Bastien</dc:creator><dc:date>2013-04-29T14:46:49</dc:date><text:p text:style-name="P26"><text:span text:style-name="T12">do table for image in annex['images']</text:span></text:p></office:annotation><office:annotation><dc:creator>Gauthier Bastien</dc:creator><dc:date>2013-04-29T14:55:47</dc:date><text:p text:style-name="P26"><text:span text:style-name="T12">do text</text:span></text:p><text:p text:style-name="P26"><text:span text:style-name="T12">from document(at=image['path'], anchor='as-char', size=(17.94, 25))</text:span></text:p></office:annotation>Annex image dump</text:p>
                  </table:table-cell>
                </table:table-row>
              </table:table>
              <text:p text:style-name="Table_20_Contents"/>
            </table:table-cell>
          </table:table-row>
        </table:table>
        <text:p text:style-name="P7"/>
        <text:p text:style-name="P23"><text:soft-page-break/></text:p>
      </text:section>
      <text:section text:style-name="Sect1" text:name="LateItems">
        <text:p text:style-name="P21"><text:soft-page-break/><office:annotation><dc:date>2007-10-31T00:00:00</dc:date><text:p>do section- if self.getItemsInOrder(late=True, uids=itemUids)</text:p></office:annotation>Points adjoints à la séance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P22"><office:annotation><dc:date>2007-10-31T00:00:00</dc:date><text:p>do table- for item in self.getItemsInOrder(late=True, uids=itemUids)</text:p></office:annotation><text:change-start text:change-id="ct182324200"/>item.getItemNumber(relativeTo='meeting')<text:change-end text:change-id="ct182324200"/>. <text:change-start text:change-id="ct182096232"/>item.Title()<text:change-end text:change-id="ct182096232"/> </text:p>
              <text:p text:style-name="P7"><office:annotation><dc:date>2007-10-31T00:00:00</dc:date><text:p>do text</text:p><text:p>from xhtml(item.Description())</text:p></office:annotation>Description</text:p>
              <text:p text:style-name="P7"/>
              <text:p text:style-name="P7"><office:annotation><dc:creator>Gauthier Bastien</dc:creator><dc:date>2011-05-03T15:59:51</dc:date><text:p text:style-name="P26"><text:span text:style-name="T13">do text</text:span></text:p><text:p text:style-name="P26"><text:span text:style-name="T13">from xhtml(item.adapted().printAdvicesInfos())</text:span></text:p></office:annotation>Avis</text:p>
              <text:p text:style-name="P7"/>
              <text:p text:style-name="P15">Projet de délibération :</text:p>
              <text:p text:style-name="P7"><office:annotation><dc:date>2007-09-24T00:00:00</dc:date><text:p>do text</text:p><text:p>from xhtml(item.getDeliberation())</text:p><text:p/></office:annotation>Projet de décision</text:p>
              <text:p text:style-name="P7"/>
              <text:p text:style-name="P12"><text:span text:style-name="T4">Nombre d'annexes :</text:span> <text:change-start text:change-id="ct182171880"/><text:span text:style-name="T10">len(IAnnexable(item).getAnnexesToPrint())</text:span><text:change-end text:change-id="ct182171880"/></text:p>
              <table:table table:name="Tableau7" table:style-name="Tableau7">
                <table:table-column table:style-name="Tableau7.A"/>
                <table:table-row table:style-name="Tableau7.1">
                  <table:table-cell table:style-name="Tableau7.A1" office:value-type="string">
                    <text:p text:style-name="Table_20_Contents"><text:soft-page-break/><office:annotation><dc:creator>Gauthier Bastien</dc:creator><dc:date>2013-04-29T16:44:33</dc:date><text:p text:style-name="P26"><text:span text:style-name="T12">do table- for annex in IAnnexable(item).getAnnexesToPrint()</text:span></text:p></office:annotation></text:p>
                    <table:table table:name="Tableau8" table:style-name="Tableau8">
                      <table:table-column table:style-name="Tableau8.A"/>
                      <table:table-row table:style-name="Tableau8.1">
                        <table:table-cell table:style-name="Tableau8.A1" office:value-type="string">
                          <text:p text:style-name="P19"><text:change-start text:change-id="ct182141736"/>annex['title']<text:change-end text:change-id="ct182141736"/> (Point n°<text:change-start text:change-id="ct182049408"/>item.getItemNumber(<text:span text:style-name="T11">relativeTo='meeting'</text:span>)<text:change-end text:change-id="ct182049408"/>, Annexe <text:change-start text:change-id="ct182182288"/>annex['number']<text:change-end text:change-id="ct182182288"/>/<text:change-start text:change-id="ct181686792"/><text:span text:style-name="T5">len(IAnnexable(item).getAnnexesToPrint())</text:span><text:change-end text:change-id="ct181686792"/>, page <text:change-start text:change-id="ct181967416"/>image['number']<text:change-end text:change-id="ct181967416"/>/<text:change-start text:change-id="ct181773720"/>annex['number_of_images']<text:change-end text:change-id="ct181773720"/>)</text:p>
                          <text:p text:style-name="Table_20_Contents"><office:annotation><dc:creator>Gauthier Bastien</dc:creator><dc:date>2013-04-29T14:46:49</dc:date><text:p text:style-name="P26"><text:span text:style-name="T12">do table for image in annex['images']</text:span></text:p></office:annotation><office:annotation><dc:creator>Gauthier Bastien</dc:creator><dc:date>2013-04-29T14:55:47</dc:date><text:p text:style-name="P26"><text:span text:style-name="T12">do text</text:span></text:p><text:p text:style-name="P26"><text:span text:style-name="T12">from document(at=image['path'], anchor='as-char', size=(17.94, 25))</text:span></text:p></office:annotation>Annex image dump</text:p>
                        </table:table-cell>
                      </table:table-row>
                    </table:table>
                  </table:table-cell>
                </table:table-row>
              </table:table>
              <text:p text:style-name="P14"/>
            </table:table-cell>
          </table:table-row>
        </table:table>
        <text:p text:style-name="P16"><text:soft-pag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size="11pt" fo:language="fr" fo:country="F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="100%" fo:margin-left="3.217cm" fo:margin-right="0cm" fo:margin-top="0cm" fo:margin-bottom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fo:text-align="center" style:justify-single-word="false" fo:keep-with-next="always"/>
      <style:text-properties fo:font-variant="normal" fo:text-transform="none" fo:color="#800000" style:font-name="Tahoma1" fo:font-size="16pt" fo:font-weight="bold" style:font-name-asian="Lucida Sans Unicode" style:font-size-asian="14pt" style:font-name-complex="Tahoma2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.22cm" fo:margin-bottom="0.109cm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0cm" fo:margin-right="0cm" fo:margin-top="0.22cm" fo:margin-bottom="0.12cm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0cm" fo:margin-right="0cm" fo:margin-top="0.22cm" fo:margin-bottom="0.109cm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="100%"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47cm" fo:margin-right="0cm" fo:margin-top="0cm" fo:margin-bottom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Retrait_20_corps_20_de_20_texte_20_3" style:display-name="Retrait corps de texte 3" style:family="paragraph" style:parent-style-name="Standard">
      <style:paragraph-properties fo:margin="100%" fo:margin-left="3.117cm" fo:margin-right="0cm" fo:margin-top="0cm" fo:margin-bottom="0cm" fo:text-align="justify" style:justify-single-word="false" fo:text-indent="0cm" style:auto-text-indent="false"/>
      <style:text-properties fo:color="#ff0000" style:font-name="Arial" fo:font-size="11pt" style:font-size-asian="11pt" style:font-name-complex="Arial"/>
    </style:style>
    <style:style style:name="Retrait_20_corps_20_de_20_texte_20_2" style:display-name="Retrait corps de texte 2" style:family="paragraph" style:parent-style-name="Standard">
      <style:paragraph-properties fo:margin="100%" fo:margin-left="0.499cm" fo:margin-right="0cm" fo:margin-top="0cm" fo:margin-bottom="0.212cm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size="12pt" style:font-name-asian="Times New Roman" style:font-size-asian="12pt" style:font-name-complex="Times New Roman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size="11pt" style:font-name-asian="Times New Roman" style:font-size-asian="11pt" style:font-name-complex="Times New Roman" style:font-size-complex="10pt"/>
    </style:style>
    <style:style style:name="Table_20_des_20_matières" style:display-name="Table des matières" style:family="paragraph">
      <style:paragraph-properties fo:margin-top="0.212cm" fo:margin-bottom="0.423cm" fo:text-align="center" style:justify-single-word="false" fo:orphans="2" fo:widows="2" fo:keep-with-next="always"/>
      <style:text-properties fo:color="#800000" style:font-name="Tahoma" fo:font-size="16pt" fo:font-weight="bold" style:letter-kerning="true" style:font-name-asian="Times New Roman" style:font-size-asian="16pt" style:font-weight-asian="bold" style:font-name-complex="Times New Roman" style:font-size-complex="10pt"/>
    </style:style>
    <style:style style:name="Enumération1" style:family="paragraph" style:parent-style-name="Standard" style:list-style-name="WW8Num14">
      <style:paragraph-properties fo:margin="100%" fo:margin-left="0cm" fo:margin-right="0cm" fo:margin-top="0cm" fo:margin-bottom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="100%" fo:margin-left="0.635cm" fo:margin-right="0cm" fo:margin-top="0cm" fo:margin-bottom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="100%" fo:margin-left="0.199cm" fo:margin-right="0.199cm" fo:margin-top="0cm" fo:margin-bottom="0cm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/>
      <style:text-properties fo:font-size="14pt" fo:font-weight="normal"/>
    </style:style>
    <style:style style:name="Ttire_5f_bordures_5f_haut_5f_bas" style:display-name="Ttire_bordures_haut_bas" style:family="paragraph" style:parent-style-name="Standard" style:class="text" style:master-page-name="">
      <style:paragraph-properties fo:text-align="start" style:justify-single-word="false" style:page-number="auto" fo:padding="0.049cm" fo:border-left="none" fo:border-right="none" fo:border-top="0.06pt solid #000000" fo:border-bottom="0.06pt solid #000000" style:shadow="none"/>
      <style:text-properties fo:color="#000000" fo:font-weight="bold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1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1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1"/>
    </style:style>
    <style:style style:name="WW8Num4z5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1"/>
    </style:style>
    <style:style style:name="WW8Num5z2" style:family="text">
      <style:text-properties style:font-name="Wingdings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1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/>
    </style:style>
    <style:style style:name="WW8Num12z1" style:family="text">
      <style:text-properties style:font-name="Courier New1"/>
    </style:style>
    <style:style style:name="WW8Num12z2" style:family="text">
      <style:text-properties style:font-name="Wingdings"/>
    </style:style>
    <style:style style:name="WW8Num14z0" style:family="text">
      <style:text-properties fo:color="#800000" style:font-name="Wingdings"/>
    </style:style>
    <style:style style:name="WW8Num15z1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1"/>
    </style:style>
    <style:style style:name="WW8Num16z0" style:family="text">
      <style:text-properties fo:color="#808080"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1"/>
    </style:style>
    <style:style style:name="WW8Num18z2" style:family="text">
      <style:text-properties style:font-name="Wingdings"/>
    </style:style>
    <style:style style:name="WW8Num21z0" style:family="text">
      <style:text-properties style:font-name="Arial" style:font-name-asian="Times New Roman" style:font-name-complex="Arial"/>
    </style:style>
    <style:style style:name="WW8Num21z1" style:family="text">
      <style:text-properties style:font-name="Courier New1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1"/>
    </style:style>
    <style:style style:name="WW8Num22z2" style:family="text">
      <style:text-properties style:font-name="Wingdings"/>
    </style:style>
    <style:style style:name="WW8Num23z0" style:family="text">
      <style:text-properties style:font-name="Symbol" fo:font-size="9pt" style:font-size-asian="9pt"/>
    </style:style>
    <style:style style:name="WW8Num25z0" style:family="text">
      <style:text-properties style:font-name="Symbol"/>
    </style:style>
    <style:style style:name="WW8Num25z1" style:family="text">
      <style:text-properties style:font-name="Courier New1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1"/>
    </style:style>
    <style:style style:name="WW8Num26z2" style:family="text">
      <style:text-properties style:font-name="Wingdings"/>
    </style:style>
    <style:style style:name="WW8Num27z0" style:family="text">
      <style:text-properties style:font-name="Symbol" fo:font-size="9pt" style:font-size-asian="9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1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1"/>
    </style:style>
    <style:style style:name="WW8Num30z2" style:family="text">
      <style:text-properties style:font-name="Wingdings"/>
    </style:style>
    <style:style style:name="WW8Num31z0" style:family="text">
      <style:text-properties style:font-name="Courier New1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3z0" style:family="text">
      <style:text-properties style:font-name="Courier New1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4z0" style:family="text">
      <style:text-properties style:font-name="Times New Roman"/>
    </style:style>
    <style:style style:name="WW8Num34z2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1"/>
    </style:style>
    <style:style style:name="WW8Num35z2" style:family="text">
      <style:text-properties style:font-name="Wingdings"/>
    </style:style>
    <style:style style:name="WW8Num36z0" style:family="text">
      <style:text-properties style:font-name="Times New Roman"/>
    </style:style>
    <style:style style:name="WW8Num37z0" style:family="text">
      <style:text-properties style:font-name="Symbol"/>
    </style:style>
    <style:style style:name="WW8Num37z1" style:family="text">
      <style:text-properties style:font-name="Courier New1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1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1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1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1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1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1"/>
    </style:style>
    <style:style style:name="WW8Num43z2" style:family="text">
      <style:text-properties style:font-name="Wingdings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/>
    </style:style>
    <style:style style:name="WW8Num46z1" style:family="text">
      <style:text-properties style:font-name="Courier New1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1"/>
    </style:style>
    <style:style style:name="WW8Num47z2" style:family="text">
      <style:text-properties style:font-name="Wingdings"/>
    </style:style>
    <style:style style:name="WW8Num48z0" style:family="text">
      <style:text-properties style:font-name="Courier New1"/>
    </style:style>
    <style:style style:name="WW8Num48z2" style:family="text">
      <style:text-properties style:font-name="Wingdings"/>
    </style:style>
    <style:style style:name="WW8Num48z3" style:family="text">
      <style:text-properties style:font-name="Symbol"/>
    </style:style>
    <style:style style:name="WW8Num49z0" style:family="text">
      <style:text-properties style:font-name="Symbol"/>
    </style:style>
    <style:style style:name="WW8Num49z1" style:family="text">
      <style:text-properties style:font-name="Courier New1"/>
    </style:style>
    <style:style style:name="WW8Num49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1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1"/>
    </style:style>
    <style:style style:name="WW8Num51z2" style:family="text">
      <style:text-properties style:font-name="Wingdings"/>
    </style:style>
    <style:style style:name="WW8Num52z0" style:family="text">
      <style:text-properties style:font-name="Symbol"/>
    </style:style>
    <style:style style:name="WW8Num52z1" style:family="text">
      <style:text-properties style:font-name="Courier New1"/>
    </style:style>
    <style:style style:name="WW8Num52z2" style:family="text">
      <style:text-properties style:font-name="Wingdings"/>
    </style:style>
    <style:style style:name="WW8Num53z0" style:family="text">
      <style:text-properties style:font-name="Courier New1"/>
    </style:style>
    <style:style style:name="WW8Num53z2" style:family="text">
      <style:text-properties style:font-name="Symbol"/>
    </style:style>
    <style:style style:name="WW8Num53z5" style:family="text">
      <style:text-properties style:font-name="Wingdings"/>
    </style:style>
    <style:style style:name="WW8Num54z0" style:family="text">
      <style:text-properties fo:color="#808080"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1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1"/>
    </style:style>
    <style:style style:name="WW8Num56z2" style:family="text">
      <style:text-properties style:font-name="Wingdings"/>
    </style:style>
    <style:style style:name="WW8Num57z0" style:family="text">
      <style:text-properties style:font-name="Arial" style:font-name-asian="Times New Roman" style:font-name-complex="Arial"/>
    </style:style>
    <style:style style:name="WW8Num57z1" style:family="text">
      <style:text-properties style:font-name="Courier New1"/>
    </style:style>
    <style:style style:name="WW8Num57z2" style:family="text">
      <style:text-properties style:font-name="Wingdings"/>
    </style:style>
    <style:style style:name="WW8Num57z3" style:family="text">
      <style:text-properties style:font-name="Symbol"/>
    </style:style>
    <style:style style:name="WW8Num58z0" style:family="text">
      <style:text-properties style:font-name="Times New Roman"/>
    </style:style>
    <style:style style:name="WW8Num59z0" style:family="text">
      <style:text-properties fo:color="#808080"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1"/>
    </style:style>
    <style:style style:name="WW8Num60z2" style:family="text">
      <style:text-properties style:font-name="Wingdings"/>
    </style:style>
    <style:style style:name="WW8Num61z0" style:family="text">
      <style:text-properties fo:color="#800000" style:font-name="Symbol" fo:font-size="9pt" style:font-size-asian="9pt"/>
    </style:style>
    <style:style style:name="WW8Num63z0" style:family="text">
      <style:text-properties fo:color="#800000" style:font-name="Symbol" fo:font-size="9pt" style:font-size-asian="9pt"/>
    </style:style>
    <style:style style:name="WW8Num64z0" style:family="text">
      <style:text-properties style:font-name="Wingdings"/>
    </style:style>
    <style:style style:name="WW8Num64z1" style:family="text">
      <style:text-properties style:font-name="Courier New1"/>
    </style:style>
    <style:style style:name="WW8Num64z3" style:family="text">
      <style:text-properties style:font-name="Symbol"/>
    </style:style>
    <style:style style:name="WW8Num66z0" style:family="text">
      <style:text-properties style:font-name="Symbol"/>
    </style:style>
    <style:style style:name="WW8Num66z1" style:family="text">
      <style:text-properties style:font-name="Courier New1"/>
    </style:style>
    <style:style style:name="WW8Num66z2" style:family="text">
      <style:text-properties style:font-name="Wingdings"/>
    </style:style>
    <style:style style:name="WW8Num67z0" style:family="text">
      <style:text-properties style:font-name="Times New Roman"/>
    </style:style>
    <style:style style:name="WW8Num68z0" style:family="text">
      <style:text-properties style:font-name="Symbol"/>
    </style:style>
    <style:style style:name="WW8Num68z1" style:family="text">
      <style:text-properties style:font-name="Courier New1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1"/>
    </style:style>
    <style:style style:name="WW8Num69z2" style:family="text">
      <style:text-properties style:font-name="Wingdings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padding="0cm" fo:border="0.06pt dotted #4c4c4c" style:shadow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1" style:family="table">
      <style:table-properties style:width="17.956cm" fo:margin-left="0.012cm" fo:margin-right="0.034cm" table:align="margins" style:writing-mode="lr-tb"/>
    </style:style>
    <style:style style:name="Tableau1.A" style:family="table-column">
      <style:table-column-properties style:column-width="5.958cm" style:rel-column-width="21745*"/>
    </style:style>
    <style:style style:name="Tableau1.B" style:family="table-column">
      <style:table-column-properties style:column-width="6.077cm" style:rel-column-width="22180*"/>
    </style:style>
    <style:style style:name="Tableau1.C" style:family="table-column">
      <style:table-column-properties style:column-width="5.921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Footer">
      <style:paragraph-properties style:snap-to-layout-grid="false"/>
    </style:style>
    <style:style style:name="M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2"><text:span text:style-name="Internet_20_link"><text:span text:style-name="MT1"/></text:span></text:p>
            </table:table-cell>
            <table:table-cell table:style-name="Tableau1.A1" office:value-type="string">
              <text:p text:style-name="MP3"/>
            </table:table-cell>
            <table:table-cell table:style-name="Tableau1.A1" office:value-type="string">
              <text:p text:style-name="MP4"><text:span text:style-name="MT2"><text:page-number text:select-page="current">6</text:page-number></text:span><text:span text:style-name="MT3"> / </text:span><text:span text:style-name="MT2"><text:page-count style:num-format="1">6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1-05-03T16:14:48</meta:creation-date>
    <dc:language>fr-BE</dc:language>
    <meta:editing-cycles>119</meta:editing-cycles>
    <meta:editing-duration>PT2H3M56S</meta:editing-duration>
    <meta:initial-creator>Gauthier Bastien</meta:initial-creator>
    <dc:date>2014-03-19T11:57:04</dc:date>
    <dc:creator>Gauthier Bastien</dc:creator>
    <meta:document-statistic meta:table-count="8" meta:image-count="0" meta:object-count="0" meta:page-count="6" meta:paragraph-count="25" meta:word-count="86" meta:character-count="862" meta:non-whitespace-character-count="811"/>
    <meta:user-defined meta:name="Info 1"/>
    <meta:user-defined meta:name="Info 2"/>
    <meta:user-defined meta:name="Info 3"/>
    <meta:user-defined meta:name="Info 4"/>
  </office:meta>
</office:document-meta>
</file>